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8d1b4"/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36e8b2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8d1b4" officeooo:paragraph-rsid="0018d1b4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fa425" officeooo:paragraph-rsid="0018d1b4"/>
    </style:style>
    <style:style style:name="P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fa425" officeooo:paragraph-rsid="0036e8b2"/>
    </style:style>
    <style:style style:name="P7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237ff6" officeooo:paragraph-rsid="0036e8b2"/>
    </style:style>
    <style:style style:name="P8" style:family="paragraph" style:parent-style-name="LO-Normal">
      <style:text-properties officeooo:paragraph-rsid="0036e8b2"/>
    </style:style>
    <style:style style:name="P9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10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11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5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19b9c4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6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1bf6ff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7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1" fo:font-size="11pt" fo:language="pt" fo:country="BR" fo:font-weight="normal" officeooo:rsid="002d604c" officeooo:paragraph-rsid="000f583d" style:letter-kerning="true" style:font-name-asian="Times New Roman" style:font-size-asian="11pt" style:language-asian="zh" style:country-asian="CN" style:font-weight-asian="normal" style:font-name-complex="Arial1" style:font-size-complex="11pt" style:language-complex="ar" style:country-complex="SA" style:font-weight-complex="normal"/>
    </style:style>
    <style:style style:name="P18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rsid="0007aab8" officeooo:paragraph-rsid="000f583d"/>
    </style:style>
    <style:style style:name="P19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weight="bold" officeooo:rsid="0007aab8" officeooo:paragraph-rsid="000f583d" style:font-weight-asian="bold" style:font-weight-complex="bold"/>
    </style:style>
    <style:style style:name="P20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paragraph-rsid="000f583d"/>
    </style:style>
    <style:style style:name="P21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paragraph-rsid="002f4581"/>
    </style:style>
    <style:style style:name="P2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paragraph-rsid="0032a568"/>
    </style:style>
    <style:style style:name="P23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weight="bold" officeooo:paragraph-rsid="0018d1b4" style:font-weight-asian="bold" style:font-weight-complex="bold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font-name="Arial1" fo:font-size="11pt" officeooo:paragraph-rsid="0032a568" style:font-size-asian="11pt" style:font-name-complex="Arial1" style:font-size-complex="11pt"/>
    </style:style>
    <style:style style:name="P25" style:family="paragraph" style:parent-style-name="Texto_20_tabela">
      <style:paragraph-properties fo:text-align="center" style:justify-single-word="false" style:snap-to-layout-grid="false"/>
    </style:style>
    <style:style style:name="P26" style:family="paragraph" style:parent-style-name="Texto_20_tabela">
      <style:paragraph-properties fo:text-align="center" style:justify-single-word="false" style:snap-to-layout-grid="false"/>
      <style:text-properties officeooo:rsid="0002101b" officeooo:paragraph-rsid="0002101b"/>
    </style:style>
    <style:style style:name="P27" style:family="paragraph" style:parent-style-name="Texto_20_tabela">
      <style:paragraph-properties fo:text-align="center" style:justify-single-word="false" style:snap-to-layout-grid="false"/>
      <style:text-properties officeooo:rsid="000b135c" officeooo:paragraph-rsid="000b135c"/>
    </style:style>
    <style:style style:name="P28" style:family="paragraph" style:parent-style-name="Texto_20_tabela">
      <style:paragraph-properties fo:text-align="center" style:justify-single-word="false" style:snap-to-layout-grid="false"/>
      <style:text-properties officeooo:rsid="00115311" officeooo:paragraph-rsid="00115311"/>
    </style:style>
    <style:style style:name="P29" style:family="paragraph" style:parent-style-name="Texto_20_tabela">
      <style:paragraph-properties fo:text-align="center" style:justify-single-word="false" style:snap-to-layout-grid="false"/>
      <style:text-properties officeooo:rsid="0014c467" officeooo:paragraph-rsid="0014c467"/>
    </style:style>
    <style:style style:name="P30" style:family="paragraph" style:parent-style-name="CabecalhoTabela">
      <style:paragraph-properties style:snap-to-layout-grid="false"/>
    </style:style>
    <style:style style:name="P31" style:family="paragraph" style:parent-style-name="CabecalhoTabela">
      <style:paragraph-properties style:snap-to-layout-grid="false"/>
      <style:text-properties officeooo:paragraph-rsid="0002101b"/>
    </style:style>
    <style:style style:name="P32" style:family="paragraph" style:parent-style-name="Standard">
      <style:paragraph-properties fo:margin-left="1.249cm" fo:margin-right="0cm" fo:text-indent="0cm" style:auto-text-indent="false"/>
      <style:text-properties fo:font-size="11pt" officeooo:paragraph-rsid="0032a568" style:font-size-asian="11pt" style:font-size-complex="11pt"/>
    </style:style>
    <style:style style:name="P33" style:family="paragraph" style:parent-style-name="Listaabc" style:list-style-name="">
      <style:paragraph-properties fo:margin-left="1.249cm" fo:margin-right="0cm" fo:text-indent="0cm" style:auto-text-indent="false">
        <style:tab-stops/>
      </style:paragraph-properties>
      <style:text-properties style:use-window-font-color="true" style:font-name="Arial" fo:font-size="11pt" fo:language="pt" fo:country="BR" officeooo:rsid="000f583d" officeooo:paragraph-rsid="0032a568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34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35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bold" officeooo:paragraph-rsid="0002101b" style:font-weight-asian="bold" style:font-weight-complex="bold"/>
    </style:style>
    <style:style style:name="P36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37" style:family="paragraph" style:parent-style-name="Heading_20_2">
      <style:paragraph-properties>
        <style:tab-stops>
          <style:tab-stop style:position="1.016cm"/>
        </style:tab-stops>
      </style:paragraph-properties>
      <style:text-properties officeooo:paragraph-rsid="000b135c"/>
    </style:style>
    <style:style style:name="P38" style:family="paragraph" style:parent-style-name="Normal" style:list-style-name="L1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23a1f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9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cf120" style:letter-kerning="true" style:language-asian="zh" style:country-asian="CN" style:font-name-complex="Arial" style:font-size-complex="10pt" style:language-complex="ar" style:country-complex="SA"/>
    </style:style>
    <style:style style:name="P40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cf120" style:letter-kerning="true" style:language-asian="zh" style:country-asian="CN" style:font-name-complex="Arial" style:font-size-complex="10pt" style:language-complex="ar" style:country-complex="SA"/>
    </style:style>
    <style:style style:name="P41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cf120" officeooo:paragraph-rsid="000cf120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42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43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3df7c2"/>
    </style:style>
    <style:style style:name="P44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</style:style>
    <style:style style:name="P45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b135c" officeooo:paragraph-rsid="000b135c"/>
    </style:style>
    <style:style style:name="P46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11e3b8" officeooo:paragraph-rsid="0011e3b8"/>
    </style:style>
    <style:style style:name="P47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48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37a7c2" style:font-size-asian="15pt" style:font-size-complex="15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9a1c" style:font-weight-asian="bold" style:font-weight-complex="bold"/>
    </style:style>
    <style:style style:name="T4" style:family="text">
      <style:text-properties fo:font-weight="bold" officeooo:rsid="002d604c" style:font-weight-asian="bold" style:font-weight-complex="bold"/>
    </style:style>
    <style:style style:name="T5" style:family="text">
      <style:text-properties fo:font-weight="bold" officeooo:rsid="0032fe32" style:font-weight-asian="bold" style:font-weight-complex="bold"/>
    </style:style>
    <style:style style:name="T6" style:family="text">
      <style:text-properties fo:font-weight="bold" officeooo:rsid="0037a7c2" style:font-weight-asian="bold" style:font-weight-complex="bold"/>
    </style:style>
    <style:style style:name="T7" style:family="text">
      <style:text-properties fo:font-weight="bold" style:font-name-asian="Arial" style:font-weight-asian="bold" style:font-weight-complex="bold"/>
    </style:style>
    <style:style style:name="T8" style:family="text">
      <style:text-properties officeooo:rsid="0002101b"/>
    </style:style>
    <style:style style:name="T9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10" style:family="text">
      <style:text-properties style:use-window-font-color="true" style:font-name="Arial" fo:font-size="10pt" fo:language="pt" fo:country="BR" officeooo:rsid="000b135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11" style:family="text">
      <style:text-properties style:use-window-font-color="true" style:font-name="Arial" fo:font-size="10pt" fo:language="pt" fo:country="BR" officeooo:rsid="0017902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12" style:family="text">
      <style:text-properties style:use-window-font-color="true" style:font-name="Arial" fo:font-size="10pt" fo:language="pt" fo:country="BR" officeooo:rsid="001d0d15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13" style:family="text">
      <style:text-properties style:use-window-font-color="true" style:font-name="Arial" fo:font-size="10pt" fo:language="pt" fo:country="BR" officeooo:rsid="0037ee9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14" style:family="text">
      <style:text-properties style:use-window-font-color="true" style:font-name="Arial" fo:font-size="10pt" fo:language="pt" fo:country="BR" officeooo:rsid="0035828a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15" style:family="text">
      <style:text-properties style:use-window-font-color="true" style:font-name="Arial" fo:font-size="11pt" fo:language="pt" fo:country="BR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6" style:family="text">
      <style:text-properties style:use-window-font-color="true" style:font-name="Arial" fo:font-size="11pt" fo:language="pt" fo:country="BR" officeooo: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7" style:family="text">
      <style:text-properties style:use-window-font-color="true" style:font-name="Arial" fo:font-size="11pt" fo:language="pt" fo:country="BR" fo:font-weight="normal" style:letter-kerning="true" style:font-name-asian="Times New Roman" style:font-size-asian="11pt" style:language-asian="zh" style:country-asian="CN" style:font-weight-asian="normal" style:font-name-complex="Arial" style:font-size-complex="11pt" style:language-complex="ar" style:country-complex="SA" style:font-weight-complex="normal"/>
    </style:style>
    <style:style style:name="T18" style:family="text">
      <style:text-properties style:use-window-font-color="true" style:font-name="Arial" fo:font-size="11pt" fo:language="pt" fo:country="BR" fo:font-weight="normal" officeooo:rsid="000cf120" style:letter-kerning="true" style:font-name-asian="Times New Roman" style:font-size-asian="11pt" style:language-asian="zh" style:country-asian="CN" style:font-weight-asian="normal" style:font-name-complex="Arial" style:font-size-complex="11pt" style:language-complex="ar" style:country-complex="SA" style:font-weight-complex="normal"/>
    </style:style>
    <style:style style:name="T19" style:family="text">
      <style:text-properties style:use-window-font-color="true" style:font-name="Arial" fo:font-size="11pt" fo:language="pt" fo:country="BR" fo:font-weight="normal" officeooo:rsid="0029d74c" style:letter-kerning="true" style:font-name-asian="Times New Roman" style:font-size-asian="11pt" style:language-asian="zh" style:country-asian="CN" style:font-weight-asian="normal" style:font-name-complex="Arial" style:font-size-complex="11pt" style:language-complex="ar" style:country-complex="SA" style:font-weight-complex="normal"/>
    </style:style>
    <style:style style:name="T20" style:family="text">
      <style:text-properties style:use-window-font-color="true" style:font-name="Arial" fo:font-size="11pt" fo:language="pt" fo:country="BR" fo:font-weight="normal" officeooo:rsid="0032a568" style:letter-kerning="true" style:font-name-asian="Times New Roman" style:font-size-asian="11pt" style:language-asian="zh" style:country-asian="CN" style:font-weight-asian="normal" style:font-name-complex="Arial" style:font-size-complex="11pt" style:language-complex="ar" style:country-complex="SA" style:font-weight-complex="normal"/>
    </style:style>
    <style:style style:name="T21" style:family="text">
      <style:text-properties style:use-window-font-color="true" style:font-name="Arial" fo:font-size="11pt" fo:language="pt" fo:country="BR" fo:font-weight="normal" officeooo:rsid="003cb459" style:letter-kerning="true" style:font-name-asian="Times New Roman" style:font-size-asian="11pt" style:language-asian="zh" style:country-asian="CN" style:font-weight-asian="normal" style:font-name-complex="Arial" style:font-size-complex="11pt" style:language-complex="ar" style:country-complex="SA" style:font-weight-complex="normal"/>
    </style:style>
    <style:style style:name="T22" style:family="text">
      <style:text-properties style:use-window-font-color="true" style:font-name="Arial" fo:font-size="11pt" fo:language="pt" fo:country="BR" fo:font-weight="bold" officeooo:rsid="000f583d" style:letter-kerning="true" style:font-name-asian="Times New Roman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T23" style:family="text">
      <style:text-properties style:use-window-font-color="true" style:font-name="Arial" fo:font-size="11pt" fo:language="pt" fo:country="BR" fo:font-weight="bold" officeooo:rsid="003118e2" style:letter-kerning="true" style:font-name-asian="Times New Roman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T24" style:family="text">
      <style:text-properties style:use-window-font-color="true" style:font-name="Arial" fo:font-size="11pt" fo:language="pt" fo:country="BR" fo:font-weight="bold" officeooo:rsid="0032a568" style:letter-kerning="true" style:font-name-asian="Times New Roman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T25" style:family="text">
      <style:text-properties style:use-window-font-color="true" style:font-name="Arial" fo:font-size="11pt" fo:language="pt" fo:country="BR" fo:font-weight="bold" officeooo:rsid="003cb459" style:letter-kerning="true" style:font-name-asian="Times New Roman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T26" style:family="text">
      <style:text-properties style:use-window-font-color="true" style:font-name="Arial" fo:font-size="11pt" fo:language="pt" fo:country="BR" fo:font-weight="bold" officeooo:rsid="003f44cd" style:letter-kerning="true" style:font-name-asian="Times New Roman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T27" style:family="text">
      <style:text-properties style:use-window-font-color="true" style:font-name="Arial1" fo:font-size="11pt" fo:language="pt" fo:country="BR" fo:font-weight="bold" officeooo:rsid="0029d74c" style:letter-kerning="true" style:font-name-asian="Times New Roman" style:font-size-asian="11pt" style:language-asian="zh" style:country-asian="CN" style:font-weight-asian="bold" style:font-name-complex="Arial1" style:font-size-complex="11pt" style:language-complex="ar" style:country-complex="SA" style:font-weight-complex="bold"/>
    </style:style>
    <style:style style:name="T28" style:family="text">
      <style:text-properties style:use-window-font-color="true" style:font-name="Arial1" fo:font-size="11pt" fo:language="pt" fo:country="BR" fo:font-weight="bold" officeooo:rsid="002b7c31" style:letter-kerning="true" style:font-name-asian="Times New Roman" style:font-size-asian="11pt" style:language-asian="zh" style:country-asian="CN" style:font-weight-asian="bold" style:font-name-complex="Arial1" style:font-size-complex="11pt" style:language-complex="ar" style:country-complex="SA" style:font-weight-complex="bold"/>
    </style:style>
    <style:style style:name="T29" style:family="text">
      <style:text-properties style:use-window-font-color="true" style:font-name="Arial1" fo:font-size="11pt" fo:language="pt" fo:country="BR" fo:font-weight="bold" officeooo:rsid="000f583d" style:letter-kerning="true" style:font-name-asian="Times New Roman" style:font-size-asian="11pt" style:language-asian="zh" style:country-asian="CN" style:font-weight-asian="bold" style:font-name-complex="Arial1" style:font-size-complex="11pt" style:language-complex="ar" style:country-complex="SA" style:font-weight-complex="bold"/>
    </style:style>
    <style:style style:name="T30" style:family="text">
      <style:text-properties style:use-window-font-color="true" style:font-name="Arial1" fo:font-size="11pt" fo:language="pt" fo:country="BR" fo:font-weight="bold" officeooo:rsid="00365a85" style:letter-kerning="true" style:font-name-asian="Times New Roman" style:font-size-asian="11pt" style:language-asian="zh" style:country-asian="CN" style:font-weight-asian="bold" style:font-name-complex="Arial1" style:font-size-complex="11pt" style:language-complex="ar" style:country-complex="SA" style:font-weight-complex="bold"/>
    </style:style>
    <style:style style:name="T31" style:family="text">
      <style:text-properties style:use-window-font-color="true" style:font-name="Arial1" fo:font-size="11pt" fo:language="pt" fo:country="BR" fo:font-weight="bold" officeooo:rsid="0033bbc0" style:letter-kerning="true" style:font-name-asian="Times New Roman" style:font-size-asian="11pt" style:language-asian="zh" style:country-asian="CN" style:font-weight-asian="bold" style:font-name-complex="Arial1" style:font-size-complex="11pt" style:language-complex="ar" style:country-complex="SA" style:font-weight-complex="bold"/>
    </style:style>
    <style:style style:name="T32" style:family="text">
      <style:text-properties style:use-window-font-color="true" style:font-name="Arial1" fo:font-size="11pt" fo:language="pt" fo:country="BR" fo:font-weight="normal" officeooo:rsid="002d604c" style:letter-kerning="true" style:font-name-asian="Times New Roman" style:font-size-asian="11pt" style:language-asian="zh" style:country-asian="CN" style:font-weight-asian="normal" style:font-name-complex="Arial1" style:font-size-complex="11pt" style:language-complex="ar" style:country-complex="SA" style:font-weight-complex="normal"/>
    </style:style>
    <style:style style:name="T33" style:family="text">
      <style:text-properties fo:font-size="11pt" style:font-name-asian="Times New Roman" style:font-size-asian="11pt"/>
    </style:style>
    <style:style style:name="T34" style:family="text">
      <style:text-properties fo:font-size="11pt" officeooo:rsid="00023a1f" style:font-name-asian="Times New Roman" style:font-size-asian="11pt" style:font-size-complex="11pt"/>
    </style:style>
    <style:style style:name="T35" style:family="text">
      <style:text-properties fo:font-size="10pt" style:font-name-asian="Times New Roman" style:font-size-asian="10pt"/>
    </style:style>
    <style:style style:name="T36" style:family="text">
      <style:text-properties fo:font-size="10pt" officeooo:rsid="004b5cce" style:font-name-asian="Times New Roman" style:font-size-asian="10pt"/>
    </style:style>
    <style:style style:name="T37" style:family="text">
      <style:text-properties fo:font-size="10pt" officeooo:rsid="000cf120" style:font-name-asian="Times New Roman" style:font-size-asian="10pt"/>
    </style:style>
    <style:style style:name="T38" style:family="text">
      <style:text-properties fo:font-size="10pt" officeooo:rsid="000f583d" style:font-name-asian="Times New Roman" style:font-size-asian="10pt"/>
    </style:style>
    <style:style style:name="T39" style:family="text">
      <style:text-properties fo:font-size="10pt" style:font-size-asian="10pt"/>
    </style:style>
    <style:style style:name="T40" style:family="text">
      <style:text-properties fo:font-size="10pt" officeooo:rsid="000f583d" style:font-size-asian="10pt"/>
    </style:style>
    <style:style style:name="T41" style:family="text">
      <style:text-properties officeooo:rsid="00115311"/>
    </style:style>
    <style:style style:name="T42" style:family="text">
      <style:text-properties officeooo:rsid="0014c467"/>
    </style:style>
    <style:style style:name="T43" style:family="text">
      <style:text-properties officeooo:rsid="0015e993"/>
    </style:style>
    <style:style style:name="T44" style:family="text">
      <style:text-properties officeooo:rsid="0018d1b4"/>
    </style:style>
    <style:style style:name="T45" style:family="text">
      <style:text-properties officeooo:rsid="001fa425"/>
    </style:style>
    <style:style style:name="T46" style:family="text">
      <style:text-properties officeooo:rsid="000e6f81"/>
    </style:style>
    <style:style style:name="T47" style:family="text">
      <style:text-properties officeooo:rsid="000f583d"/>
    </style:style>
    <style:style style:name="T48" style:family="text">
      <style:text-properties officeooo:rsid="001c9a1c"/>
    </style:style>
    <style:style style:name="T49" style:family="text">
      <style:text-properties officeooo:rsid="00206efe"/>
    </style:style>
    <style:style style:name="T50" style:family="text">
      <style:text-properties officeooo:rsid="00237ff6"/>
    </style:style>
    <style:style style:name="T51" style:family="text">
      <style:text-properties style:font-name="Arial1" style:font-name-complex="Arial1"/>
    </style:style>
    <style:style style:name="T52" style:family="text">
      <style:text-properties style:font-name="Arial1" style:font-name-asian="Arial" style:font-name-complex="Arial1"/>
    </style:style>
    <style:style style:name="T53" style:family="text">
      <style:text-properties style:font-name="Arial1" officeooo:rsid="003118e2" style:font-name-asian="Arial" style:font-name-complex="Arial1"/>
    </style:style>
    <style:style style:name="T54" style:family="text">
      <style:text-properties officeooo:rsid="002d604c"/>
    </style:style>
    <style:style style:name="T55" style:family="text">
      <style:text-properties officeooo:rsid="0031a7f6"/>
    </style:style>
    <style:style style:name="T56" style:family="text">
      <style:text-properties officeooo:rsid="003118e2"/>
    </style:style>
    <style:style style:name="T57" style:family="text">
      <style:text-properties fo:color="#000000" style:font-name="Arial1" style:font-name-complex="Arial1"/>
    </style:style>
    <style:style style:name="T58" style:family="text">
      <style:text-properties fo:color="#000000" style:font-name="Arial1" style:font-name-asian="Arial" style:font-name-complex="Arial1"/>
    </style:style>
    <style:style style:name="T59" style:family="text">
      <style:text-properties officeooo:rsid="0035828a"/>
    </style:style>
    <style:style style:name="T60" style:family="text">
      <style:text-properties officeooo:rsid="003b3e02"/>
    </style:style>
    <style:style style:name="T61" style:family="text">
      <style:text-properties officeooo:rsid="003ba4bc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span text:style-name="T8">GRH</text:span> – Gestão de <text:span text:style-name="T8">Recursos Humanos</text:span></text:p>
      <text:p text:style-name="P10"/>
      <text:p text:style-name="P9">Documento de Especificação de Caso de Uso</text:p>
      <text:p text:style-name="P9"/>
      <text:p text:style-name="P48">UC<text:span text:style-name="T42">14</text:span> – <text:span text:style-name="T43">Avaliar Plano de Estágio</text:span></text:p>
      <text:p text:style-name="P11"/>
      <text:p text:style-name="P11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1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0">Data</text:p>
          </table:table-cell>
          <table:table-cell table:style-name="Tabela1.A1" office:value-type="string">
            <text:p text:style-name="P30">Versão</text:p>
          </table:table-cell>
          <table:table-cell table:style-name="Tabela1.A1" office:value-type="string">
            <text:p text:style-name="P31">Responsável</text:p>
          </table:table-cell>
          <table:table-cell table:style-name="Tabela1.D1" office:value-type="string">
            <text:p text:style-name="P30">Alteração</text:p>
          </table:table-cell>
        </table:table-row>
        <table:table-row table:style-name="Tabela1.1">
          <table:table-cell table:style-name="Tabela1.A1" office:value-type="string">
            <text:p text:style-name="P26"><text:span text:style-name="T42">28/09/</text:span>2015</text:p>
          </table:table-cell>
          <table:table-cell table:style-name="Tabela1.A1" office:value-type="string">
            <text:p text:style-name="P25">1.0</text:p>
          </table:table-cell>
          <table:table-cell table:style-name="Tabela1.A1" office:value-type="string">
            <text:p text:style-name="P29">Rayson Santos de Lima</text:p>
          </table:table-cell>
          <table:table-cell table:style-name="Tabela1.D1" office:value-type="string">
            <text:p text:style-name="P44">Criação do documento</text:p>
          </table:table-cell>
        </table:table-row>
        <table:table-row table:style-name="Tabela1.1">
          <table:table-cell table:style-name="Tabela1.A3" office:value-type="string">
            <text:p text:style-name="P27"/>
          </table:table-cell>
          <table:table-cell table:style-name="Tabela1.A3" office:value-type="string">
            <text:p text:style-name="P27"/>
          </table:table-cell>
          <table:table-cell table:style-name="Tabela1.A3" office:value-type="string">
            <text:p text:style-name="P27"/>
          </table:table-cell>
          <table:table-cell table:style-name="Tabela1.D3" office:value-type="string">
            <text:p text:style-name="P45"/>
          </table:table-cell>
        </table:table-row>
        <table:table-row table:style-name="Tabela1.1">
          <table:table-cell table:style-name="Tabela1.A3" office:value-type="string">
            <text:p text:style-name="P28"/>
          </table:table-cell>
          <table:table-cell table:style-name="Tabela1.A3" office:value-type="string">
            <text:p text:style-name="P28"/>
          </table:table-cell>
          <table:table-cell table:style-name="Tabela1.A3" office:value-type="string">
            <text:p text:style-name="P28"/>
          </table:table-cell>
          <table:table-cell table:style-name="Tabela1.D3" office:value-type="string">
            <text:p text:style-name="P46"/>
          </table:table-cell>
        </table:table-row>
      </table:table>
      <text:section text:style-name="Sect1" text:name="Seção1">
        <text:list xml:id="list3912425903723525575" text:style-name="WW8Num2">
          <text:list-item>
            <text:h text:style-name="P34" text:outline-level="1"><text:bookmark-start text:name="_Ref439573339"/><text:bookmark-start text:name="_Ref418497390"/>CASOS D<text:span text:style-name="T2">E USO: </text:span><text:span text:style-name="T3">avaliar </text:span><text:span text:style-name="T6">PLANO </text:span><text:span text:style-name="T3">DE ESTÁGIO</text:span></text:h>
            <text:list>
              <text:list-item>
                <text:h text:style-name="P35" text:outline-level="2">De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641_1906137012"/><text:bookmark-start text:name="__RefHeading__186_1522395385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7639_1906137012"/><text:bookmark-start text:name="__RefHeading__184_1522395385"/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_RefHeading__7645_1906137012"/><text:bookmark-start text:name="__RefHeading__190_1522395385"/>scrição</text:h>
              </text:list-item>
            </text:list>
          </text:list-item>
        </text:list>
        <text:p text:style-name="P43"><text:span text:style-name="Fonte_20_parág._20_padrão"><text:span text:style-name="T9">Este caso de uso descreve o processo em que </text:span></text:span><text:span text:style-name="Fonte_20_parág._20_padrão"><text:span text:style-name="T10">o </text:span></text:span><text:span text:style-name="Fonte_20_parág._20_padrão"><text:span text:style-name="T14">Supervisor</text:span></text:span><text:span text:style-name="Fonte_20_parág._20_padrão"><text:span text:style-name="T10"> </text:span></text:span><text:span text:style-name="Fonte_20_parág._20_padrão"><text:span text:style-name="T11">avalia o </text:span></text:span><text:span text:style-name="Fonte_20_parág._20_padrão"><text:span text:style-name="T13">plano </text:span></text:span><text:span text:style-name="Fonte_20_parág._20_padrão"><text:span text:style-name="T11">de estágio submetido</text:span></text:span><text:span text:style-name="Fonte_20_parág._20_padrão"><text:span text:style-name="T10"> </text:span></text:span><text:span text:style-name="Fonte_20_parág._20_padrão"><text:span text:style-name="T11">pelo estagiário. </text:span></text:span></text:p>
        <text:list xml:id="list182607664163341" text:continue-numbering="true" text:style-name="WW8Num2">
          <text:list-item>
            <text:list>
              <text:list-item>
                <text:h text:style-name="P37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_RefHeading__7647_1906137012"/><text:bookmark-start text:name="__RefHeading__192_1522395385"/><text:span text:style-name="T2">Atores</text:span><text:span text:style-name="Fonte_20_parág._20_padrão3"><text:span text:style-name="T7"> </text:span></text:span><text:span text:style-name="T2">Envolvidos</text:span></text:h>
              </text:list-item>
            </text:list>
          </text:list-item>
        </text:list>
        <text:p text:style-name="P8"><text:bookmark-start text:name="_Ref88992566"/>O ator envolvido é o <text:span text:style-name="T59">Supervisor.</text:span></text:p>
        <text:list xml:id="list182607664167209" text:continue-numbering="true" text:style-name="WW8Num2">
          <text:list-item>
            <text:list>
              <text:list-item>
                <text:h text:style-name="P36" text:outline-level="2"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_RefHeading__7695_1906137012"/><text:bookmark-start text:name="__RefHeading__194_1522395385"/><text:bookmark-start text:name="_Ref162424072"/><text:span text:style-name="T2">Fluxo</text:span><text:span text:style-name="Fonte_20_parág._20_padrão3"><text:span text:style-name="T7"> </text:span></text:span><text:span text:style-name="T2">Básico</text:span><text:bookmark-end text:name="_Ref162424072"/></text:h>
              </text:list-item>
            </text:list>
          </text:list-item>
        </text:list>
        <text:p text:style-name="P3">1.<text:tab/><text:span text:style-name="T59">Supervisor seleciona a opção de “Acompanhamento de Avaliação” do estagiário</text:span></text:p>
        <text:p text:style-name="P2"><text:span text:style-name="T45">2</text:span>.<text:tab/><text:span text:style-name="T46">Sistema exibe informações do acompanhamento da avaliação do estagiário </text:span></text:p>
        <text:p text:style-name="P5">3.<text:tab/><text:span text:style-name="T59">Supervisor</text:span> seleciona a opção de <text:span text:style-name="T44">avaliar plano de estagio</text:span></text:p>
        <text:p text:style-name="P6">4.<text:tab/><text:span text:style-name="T59">Supervisor</text:span> <text:span text:style-name="T50">visualiza o plano de estagio</text:span></text:p>
        <text:p text:style-name="P7"><text:span text:style-name="T55">5.</text:span><text:tab/><text:span text:style-name="T59">Supervisor</text:span> informa nota e status de entrega<text:span text:style-name="T60">(EM_AVALIACAO, ACEITO, REJEITADO)</text:span></text:p>
        <text:p text:style-name="P4"><text:span text:style-name="T61">6</text:span>.<text:tab/>Sistema mostra mensagem de confirmação</text:p>
        <text:p text:style-name="P23"><text:bookmark-end text:name="_Ref88992566"/></text:p>
        <text:p text:style-name="P19"><text:span text:style-name="T17">1.</text:span><text:span text:style-name="T18">4</text:span><text:span text:style-name="T17"><text:tab/></text:span><text:span text:style-name="T15">Fluxos </text:span><text:span text:style-name="T16">Alternativos</text:span></text:p>
        <text:p text:style-name="P20"><text:span text:style-name="T22"><text:tab/></text:span><text:span text:style-name="T19">1.4.1 </text:span><text:span text:style-name="T25">Passo 2 </text:span><text:span text:style-name="T26">Plano de Estagio </text:span><text:span text:style-name="T27">Não Sub</text:span><text:span text:style-name="T28">m</text:span><text:span text:style-name="T27">etido</text:span></text:p>
        <text:p text:style-name="P20"><text:span text:style-name="T27"><text:tab/><text:tab/><text:tab/></text:span><text:span text:style-name="T32">1. Sistema informa que o arquivo não foi submetido</text:span></text:p>
        <text:p text:style-name="P17"><text:tab/><text:tab/><text:tab/>2. O caso de uso é encerrado</text:p>
        <text:p text:style-name="P21"/>
        <text:p text:style-name="P22"><text:span text:style-name="T19"><text:tab/>1.4.</text:span><text:span text:style-name="T20">2</text:span><text:span text:style-name="T19"> </text:span><text:span text:style-name="T27"><text:s/></text:span><text:span text:style-name="T23">Passo </text:span><text:span text:style-name="T24">5</text:span><text:span text:style-name="T23"> </text:span><text:span text:style-name="T29">Dados Obrigatórios </text:span><text:span text:style-name="T30">N</text:span><text:span text:style-name="T29">ão </text:span><text:span text:style-name="T31">In</text:span><text:span text:style-name="T29">formados</text:span></text:p>
        <text:p text:style-name="P32"><text:soft-page-break/><text:span text:style-name="T57">1. Se</text:span><text:span text:style-name="T58"> </text:span><text:span text:style-name="T57">o</text:span><text:span text:style-name="T58"> usuário</text:span><text:span text:style-name="T52"> </text:span><text:span text:style-name="T57">não</text:span><text:span text:style-name="T58"> </text:span><text:span text:style-name="T57">tiver</text:span><text:span text:style-name="T58"> </text:span><text:span text:style-name="T57">informado</text:span><text:span text:style-name="T58"> </text:span><text:span text:style-name="T57">os</text:span><text:span text:style-name="T58"> </text:span><text:span text:style-name="T57">dados</text:span><text:span text:style-name="T58"> </text:span><text:span text:style-name="T57">obrigatórios</text:span><text:span text:style-name="T58"> </text:span></text:p>
        <text:p text:style-name="P24"/>
        <text:p text:style-name="P32"><text:span text:style-name="T51">2. O</text:span><text:span text:style-name="T52"> </text:span><text:span text:style-name="T51">sistema</text:span><text:span text:style-name="T52"> </text:span><text:span text:style-name="T51">exibe</text:span><text:span text:style-name="T52"> </text:span><text:span text:style-name="T51">uma</text:span><text:span text:style-name="T52"> </text:span><text:span text:style-name="T51">mensagem</text:span><text:span text:style-name="T52"> </text:span><text:span text:style-name="T51">informando</text:span><text:span text:style-name="T52"> </text:span><text:span text:style-name="T57">quais</text:span><text:span text:style-name="T58"> </text:span><text:span text:style-name="T57">dados</text:span><text:span text:style-name="T58"> </text:span><text:span text:style-name="T57">não</text:span><text:span text:style-name="T58"> </text:span><text:span text:style-name="T57">foram</text:span><text:span text:style-name="T58"> </text:span><text:span text:style-name="T57">preenchidos;</text:span></text:p>
        <text:p text:style-name="P33"><text:span text:style-name="T51">3. O</text:span><text:span text:style-name="T52"> </text:span><text:span text:style-name="T51">caso</text:span><text:span text:style-name="T52"> </text:span><text:span text:style-name="T51">de</text:span><text:span text:style-name="T52"> </text:span><text:span text:style-name="T51">uso</text:span><text:span text:style-name="T52"> </text:span><text:span text:style-name="T51">retorna,</text:span><text:span text:style-name="T52"> </text:span><text:span text:style-name="T51">com</text:span><text:span text:style-name="T52"> </text:span><text:span text:style-name="T51">os</text:span><text:span text:style-name="T52"> </text:span><text:span text:style-name="T51">dados</text:span><text:span text:style-name="T52"> </text:span><text:span text:style-name="T51">do</text:span><text:span text:style-name="T52"> </text:span><text:span text:style-name="T51">cadastro</text:span><text:span text:style-name="T52"> </text:span><text:span text:style-name="T51">recém-configurado,</text:span><text:span text:style-name="T52"> </text:span><text:span text:style-name="T53">ao</text:span><text:span text:style-name="T52"> </text:span><text:span text:style-name="T51">passo </text:span><text:span text:style-name="T56">5</text:span></text:p>
        <text:p text:style-name="P33"/>
        <text:p text:style-name="P18"><text:span text:style-name="T15">1.</text:span><text:span text:style-name="T16">5</text:span><text:span text:style-name="T15"><text:tab/>Fluxos de Exceção</text:span></text:p>
        <text:p text:style-name="P15"><text:tab/><text:span text:style-name="T47">Não se aplica</text:span></text:p>
        <text:p text:style-name="P12"/>
        <text:list xml:id="list1189816776462598312" text:style-name="L1">
          <text:list-header>
            <text:p text:style-name="P39"><text:span text:style-name="T36">1.</text:span><text:span text:style-name="T38">6</text:span><text:span text:style-name="T34"> <text:tab/>Pré-Condições</text:span></text:p>
          </text:list-header>
        </text:list>
        <text:p text:style-name="P13">Usuário Autenticado</text:p>
        <text:p text:style-name="P13">Para que o caso de uso seja iniciado é necessário que o usuário esteja autenticando no sistema e possua permissão de acesso a esta funcionalidade</text:p>
        <text:p text:style-name="P14"/>
        <text:list xml:id="list182607679182207" text:continue-numbering="true" text:style-name="L1">
          <text:list-header>
            <text:p text:style-name="P40"><text:span text:style-name="T35">1.</text:span><text:span text:style-name="T37">6</text:span><text:span text:style-name="T35"> </text:span><text:span text:style-name="T33"><text:tab/>Pós-Condições</text:span></text:p>
            <text:p text:style-name="P41"/>
            <text:p text:style-name="P38"><text:span text:style-name="T39">1.</text:span><text:span text:style-name="T40">7</text:span><text:span text:style-name="T39"> </text:span><text:tab/><text:bookmark-end text:name="_Ref439573339"/><text:bookmark-end text:name="_Ref418497390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641_1906137012"/><text:bookmark-end text:name="__RefHeading__186_1522395385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7639_1906137012"/><text:bookmark-end text:name="__RefHeading__184_1522395385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7645_1906137012"/><text:bookmark-end text:name="__RefHeading__190_1522395385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647_1906137012"/><text:bookmark-end text:name="__RefHeading__192_1522395385"/><text:bookmark-end text:name="__RefHeading__77_1275273786"/><text:bookmark-end text:name="__RefHeading__482_490762481"/><text:bookmark-end text:name="__RefHeading__458_1105478727"/><text:bookmark-end text:name="__RefHeading__59_178789685"/><text:bookmark-end text:name="__RefHeading__7695_1906137012"/><text:bookmark-end text:name="__RefHeading__194_1522395385"/><text:span text:style-name="T41">Regras de Negócio</text:span></text:p>
          </text:list-header>
        </text:list>
        <text:p text:style-name="P16"><text:tab/><text:span text:style-name="T4">RN00</text:span><text:span text:style-name="T5">2</text:span><text:span text:style-name="T4"> — </text:span><text:span text:style-name="T54">Relação status e nota</text:span></text:p>
        <text:list xml:id="list182607679175338" text:continue-numbering="true" text:style-name="L1">
          <text:list-item>
            <text:list>
              <text:list-item>
                <text:list>
                  <text:list-header>
                    <text:p text:style-name="P42"/>
                  </text:list-header>
                </text:list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loext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0-20T18:26:07.519000000</dc:date>
    <meta:print-date>2007-05-07T23:41:00</meta:print-date>
    <meta:editing-cycles>61</meta:editing-cycles>
    <meta:editing-duration>PT10H30M36S</meta:editing-duration>
    <meta:generator>LibreOffice/4.3.1.2$Windows_x86 LibreOffice_project/958349dc3b25111dbca392fbc281a05559ef6848</meta:generator>
    <meta:document-statistic meta:table-count="1" meta:image-count="2" meta:object-count="0" meta:page-count="2" meta:paragraph-count="40" meta:word-count="244" meta:character-count="1501" meta:non-whitespace-character-count="1281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